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herin Moosuk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atthew Gregory #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Glory Okereke #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Rebecca Mowa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Bin Phan #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60">
            <text:p>60</text:p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50">
            <text:p>50</text:p>
          </table:table-cell>
          <table:table-cell table:style-name="ce38" table:formula="of:=[Calculations.Q7]" office:value-type="float" office:value="70">
            <text:p>70</text:p>
          </table:table-cell>
          <table:table-cell table:style-name="ce20" table:formula="of:=[Calculations.R7]" office:value-type="float" office:value="90">
            <text:p>90</text:p>
          </table:table-cell>
          <table:table-cell table:style-name="ce20" table:formula="of:=[Calculations.S7]" office:value-type="float" office:value="80">
            <text:p>8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Prince Albert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Dalton Skaar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e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rooklyn Davis #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Milan Muriithi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Nnamdi Ndubuka #</text:p>
          </table:table-cell>
          <table:covered-table-cell table:style-name="ce21" table:content-validation-name="val3"/>
          <table:table-cell table:number-columns-repeated="9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60">
            <text:p>6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50">
            <text:p>5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GAriel La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/>
          <table:table-cell table:style-name="ce28" office:value-type="string">
            <text:p>mb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hurchill Obamwony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atrina Bergen #</text:p>
          </table:table-cell>
          <table:covered-table-cell table:style-name="ce22" table:content-validation-name="val4"/>
          <table:table-cell table:number-columns-repeated="3" table:style-name="ce28"/>
          <table:table-cell table:number-columns-repeated="3" table:style-name="ce28" office:value-type="string">
            <text:p>c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Danette Maxwell #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Enoch Yang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10">
            <text:p>110</text:p>
          </table:table-cell>
          <table:table-cell table:style-name="ce20" table:formula="of:=[Calculations.P109]" office:value-type="float" office:value="100">
            <text:p>100</text:p>
          </table:table-cell>
          <table:table-cell table:style-name="ce20" table:formula="of:=[Calculations.Q109]" office:value-type="float" office:value="90">
            <text:p>9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39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5">
            <text:p>Quiz C5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7">
            <text:p>Westgate 7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80">
            <text:p>8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Prince Albert 1">
            <text:p>Prince Albert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50">
            <text:p>50</text:p>
          </table:table-cell>
          <table:table-cell table:style-name="ce58" table:formula="of:=[Calculations.AE17]" office:value-type="float" office:value="4">
            <text:p>4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Erindale 3">
            <text:p>Erindale 3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90">
            <text:p>90</text:p>
          </table:table-cell>
          <table:table-cell table:style-name="ce58" table:formula="of:=[Calculations.AE18]" office:value-type="float" office:value="11">
            <text:p>11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herin Moosuk #">
            <text:p>Therin Moosuk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Matthew Gregory #">
            <text:p>Matthew Gregory #</text:p>
          </table:table-cell>
          <table:table-cell table:formula="of:=[Calculations.B3]" office:value-type="float" office:value="50">
            <text:p>5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 office:value-type="string" office:string-value="c">
            <text:p>c</text:p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 office:value-type="string" office:string-value="c">
            <text:p>c</text:p>
          </table:table-cell>
          <table:table-cell table:style-name="ce66" table:formula="of:=[Calculations.M3]" office:value-type="string" office:string-value="e">
            <text:p>e</text:p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e">
            <text:p>e</text:p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Glory Okereke #">
            <text:p>Glory Okereke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e">
            <text:p>e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Rebecca Mowat #">
            <text:p>Rebecca Mowat #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Bin Phan #">
            <text:p>Bin Phan #</text:p>
          </table:table-cell>
          <table:table-cell table:formula="of:=[Calculations.B6]" office:value-type="float" office:value="20">
            <text:p>2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 office:value-type="string" office:string-value="c">
            <text:p>c</text:p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60">
            <text:p>60</text:p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50">
            <text:p>50</text:p>
          </table:table-cell>
          <table:table-cell table:style-name="ce65" table:formula="of:=[Calculations.Q7]" office:value-type="float" office:value="70">
            <text:p>70</text:p>
          </table:table-cell>
          <table:table-cell table:style-name="ce65" table:formula="of:=[Calculations.R7]" office:value-type="float" office:value="90">
            <text:p>90</text:p>
          </table:table-cell>
          <table:table-cell table:style-name="ce65" table:formula="of:=[Calculations.S7]" office:value-type="float" office:value="80">
            <text:p>8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Prince Albert 1">
            <text:p>Prince Albert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Dalton Skaar #">
            <text:p>Dalton Skaar #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e">
            <text:p>e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rooklyn Davis #">
            <text:p>Brooklyn Davis #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Milan Muriithi #">
            <text:p>Milan Muriithi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Nnamdi Ndubuka #">
            <text:p>Nnamdi Ndubuka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 office:value-type="string" office:string-value="e">
            <text:p>e</text:p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60">
            <text:p>6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50">
            <text:p>5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GAriel Lai #">
            <text:p>GAriel Lai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mb">
            <text:p>mb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hurchill Obamwonyi #">
            <text:p>Churchill Obamwonyi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 office:value-type="string" office:string-value="e">
            <text:p>e</text:p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atrina Bergen #">
            <text:p>Katrina Bergen #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c">
            <text:p>c</text:p>
          </table:table-cell>
          <table:table-cell table:style-name="ce67" table:formula="of:=[Calculations.I106]" office:value-type="string" office:string-value="c">
            <text:p>c</text:p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Danette Maxwell #">
            <text:p>Danette Maxwell #</text:p>
          </table:table-cell>
          <table:table-cell table:formula="of:=[Calculations.B107]" office:value-type="float" office:value="10">
            <text:p>10</text:p>
          </table:table-cell>
          <table:table-cell table:style-name="ce60" table:formula="of:=[Calculations.C107]" office:value-type="float" office:value="2">
            <text:p>2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 office:value-type="string" office:string-value="e">
            <text:p>e</text:p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c">
            <text:p>c</text:p>
          </table:table-cell>
          <table:table-cell table:style-name="ce67" table:formula="of:=[Calculations.P107]" office:value-type="string" office:string-value="e">
            <text:p>e</text:p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Enoch Yang #">
            <text:p>Enoch Yang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10">
            <text:p>110</text:p>
          </table:table-cell>
          <table:table-cell table:style-name="ce65" table:formula="of:=[Calculations.P109]" office:value-type="float" office:value="100">
            <text:p>100</text:p>
          </table:table-cell>
          <table:table-cell table:style-name="ce65" table:formula="of:=[Calculations.Q109]" office:value-type="float" office:value="90">
            <text:p>9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5">
            <text:p>C5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Prince Albert 1">
            <text:p>Prince Albert 1</text:p>
          </table:table-cell>
          <table:table-cell table:style-name="ce9" table:formula="of:=CONCATENATE([$Quiz.$C$3];[$Quiz.$D$3])" office:value-type="string" office:string-value="C5">
            <text:p>C5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50">
            <text:p>50</text:p>
          </table:table-cell>
          <table:table-cell table:style-name="ce24" table:formula="of:=[Calculations.AE17]" office:value-type="float" office:value="4">
            <text:p>4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5">
            <text:p>C5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24" table:formula="of:=[Calculations.AE18]" office:value-type="float" office:value="11">
            <text:p>11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herin Moosuk #">
            <text:p>Therin Moosuk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atthew Gregory #">
            <text:p>Matthew Gregory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3]" office:value-type="float" office:value="50">
            <text:p>5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Glory Okereke #">
            <text:p>Glory Okereke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Rebecca Mowat #">
            <text:p>Rebecca Mowat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Bin Phan #">
            <text:p>Bin Phan #</text:p>
          </table:table-cell>
          <table:table-cell table:style-name="ce24" table:formula="of:=Team1" office:value-type="string" office:string-value="Westgate 7">
            <text:p>Westgate 7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6]" office:value-type="float" office:value="20">
            <text:p>2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Dalton Skaar #">
            <text:p>Dalton Skaar #</text:p>
          </table:table-cell>
          <table:table-cell table:style-name="ce24" table:formula="of:=Team2" office:value-type="string" office:string-value="Prince Albert 1">
            <text:p>Prince Albert 1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rooklyn Davis #">
            <text:p>Brooklyn Davis #</text:p>
          </table:table-cell>
          <table:table-cell table:style-name="ce24" table:formula="of:=Team2" office:value-type="string" office:string-value="Prince Albert 1">
            <text:p>Prince Albert 1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Milan Muriithi #">
            <text:p>Milan Muriithi #</text:p>
          </table:table-cell>
          <table:table-cell table:style-name="ce24" table:formula="of:=Team2" office:value-type="string" office:string-value="Prince Albert 1">
            <text:p>Prince Albert 1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Nnamdi Ndubuka #">
            <text:p>Nnamdi Ndubuka #</text:p>
          </table:table-cell>
          <table:table-cell table:style-name="ce24" table:formula="of:=Team2" office:value-type="string" office:string-value="Prince Albert 1">
            <text:p>Prince Albert 1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Prince Albert 1">
            <text:p>Prince Albert 1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GAriel Lai #">
            <text:p>GAriel Lai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hurchill Obamwonyi #">
            <text:p>Churchill Obamwonyi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atrina Bergen #">
            <text:p>Katrina Bergen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Danette Maxwell #">
            <text:p>Danette Maxwell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107]" office:value-type="float" office:value="10">
            <text:p>10</text:p>
          </table:table-cell>
          <table:table-cell table:style-name="ce24" table:formula="of:=[Calculations.C107]" office:value-type="float" office:value="2">
            <text:p>2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Enoch Yang #">
            <text:p>Enoch Yang #</text:p>
          </table:table-cell>
          <table:table-cell table:style-name="ce24" table:formula="of:=Team3" office:value-type="string" office:string-value="Erindale 3">
            <text:p>Erindale 3</text:p>
          </table:table-cell>
          <table:table-cell table:formula="of:=CONCATENATE([$Quiz.$C$3];[$Quiz.$D$3])" office:value-type="string" office:string-value="C5">
            <text:p>C5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herin Moosuk #">
            <text:p>Therin Moosuk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atthew Gregory #">
            <text:p>Matthew Gregory #</text:p>
          </table:table-cell>
          <table:table-cell table:style-name="ce77" table:formula="of:=[.S11]*20+[.Z11]+[.Z23]+[.Z33]" office:value-type="float" office:value="50">
            <text:p>5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5">
            <text:p>5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 office:value-type="string" office:string-value="c">
            <text:p>c</text:p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 office:value-type="string" office:string-value="c">
            <text:p>c</text:p>
          </table:table-cell>
          <table:table-cell table:style-name="ce78" table:formula="of:=IF([Quiz.L7]=0;&quot;&quot;;[Quiz.L7])" office:value-type="string" office:string-value="e">
            <text:p>e</text:p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e">
            <text:p>e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Glory Okereke #">
            <text:p>Glory Okereke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e">
            <text:p>e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7">
            <text:p>Westgate 7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9">
            <text:p>9</text:p>
          </table:table-cell>
          <table:table-cell table:style-name="ce78" table:formula="of:=VLOOKUP([.AH$3];TeamPoints;2)+MAX(([.$AC4]-VLOOKUP([.AH$3];TeamPoints;3))/10;0)" office:value-type="float" office:value="8">
            <text:p>8</text:p>
          </table:table-cell>
          <table:table-cell table:style-name="ce78" table:formula="of:=VLOOKUP([.AI$3];TeamPoints;2)+MAX(([.$AC4]-VLOOKUP([.AI$3];TeamPoints;3))/10;0)" office:value-type="float" office:value="8">
            <text:p>8</text:p>
          </table:table-cell>
          <table:table-cell table:style-name="ce78" table:formula="of:=VLOOKUP([.AJ$3];TeamPoints;2)+MAX(([.$AC4]-VLOOKUP([.AJ$3];TeamPoints;3))/10;0)" office:value-type="float" office:value="8">
            <text:p>8</text:p>
          </table:table-cell>
          <table:table-cell table:style-name="ce78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Rebecca Mowat #">
            <text:p>Rebecca Mowat #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Prince Albert 1">
            <text:p>Prince Albert 1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5">
            <text:p>5</text:p>
          </table:table-cell>
          <table:table-cell table:style-name="ce78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Bin Phan #">
            <text:p>Bin Phan #</text:p>
          </table:table-cell>
          <table:table-cell table:style-name="ce77" table:formula="of:=[.S14]*20+[.Z14]+[.Z26]+[.Z36]" office:value-type="float" office:value="20">
            <text:p>2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1">
            <text:p>1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 office:value-type="string" office:string-value="c">
            <text:p>c</text:p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Erindale 3">
            <text:p>Erindale 3</text:p>
          </table:table-cell>
          <table:table-cell table:style-name="ce77" table:formula="of:=[.$S$144]" office:value-type="float" office:value="90">
            <text:p>9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1">
            <text:p>11</text:p>
          </table:table-cell>
          <table:table-cell table:style-name="ce78" table:formula="of:=VLOOKUP([.AG$3];TeamPoints;2)+MAX(([.$AC6]-VLOOKUP([.AG$3];TeamPoints;3))/10;0)" office:value-type="float" office:value="10">
            <text:p>10</text:p>
          </table:table-cell>
          <table:table-cell table:style-name="ce78" table:formula="of:=VLOOKUP([.AH$3];TeamPoints;2)+MAX(([.$AC6]-VLOOKUP([.AH$3];TeamPoints;3))/10;0)" office:value-type="float" office:value="9">
            <text:p>9</text:p>
          </table:table-cell>
          <table:table-cell table:style-name="ce78" table:formula="of:=VLOOKUP([.AI$3];TeamPoints;2)+MAX(([.$AC6]-VLOOKUP([.AI$3];TeamPoints;3))/10;0)" office:value-type="float" office:value="9">
            <text:p>9</text:p>
          </table:table-cell>
          <table:table-cell table:style-name="ce78" table:formula="of:=VLOOKUP([.AJ$3];TeamPoints;2)+MAX(([.$AC6]-VLOOKUP([.AJ$3];TeamPoints;3))/10;0)" office:value-type="float" office:value="9">
            <text:p>9</text:p>
          </table:table-cell>
          <table:table-cell table:style-name="ce78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60">
            <text:p>60</text:p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50">
            <text:p>50</text:p>
          </table:table-cell>
          <table:table-cell table:style-name="ce78" table:formula="of:=IF([.Q41]=0;&quot;&quot;;[.Q42])" office:value-type="float" office:value="70">
            <text:p>70</text:p>
          </table:table-cell>
          <table:table-cell table:style-name="ce78" table:formula="of:=IF([.R41]=0;&quot;&quot;;[.R42])" office:value-type="float" office:value="90">
            <text:p>90</text:p>
          </table:table-cell>
          <table:table-cell table:style-name="ce78" table:formula="of:=IF([.S41]=0;&quot;&quot;;[.S42])" office:value-type="float" office:value="80">
            <text:p>8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2">
            <text:p>2</text:p>
          </table:table-cell>
          <table:table-cell table:formula="of:=IF(LOWER([.M3])=&quot;c&quot;;[.L11]+1;[.L11])" office:value-type="float" office:value="2">
            <text:p>2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7">
            <text:p>Westgate 7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Prince Albert 1">
            <text:p>Prince Albert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Erindale 3">
            <text:p>Erindale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1">
            <text:p>1</text:p>
          </table:table-cell>
          <table:table-cell table:formula="of:=IF(LOWER([.R6])=&quot;c&quot;;[.Q14]+1;[.Q14])" office:value-type="float" office:value="1">
            <text:p>1</text:p>
          </table:table-cell>
          <table:table-cell table:formula="of:=IF(LOWER([.S6])=&quot;c&quot;;[.R14]+1;[.R14])" office:value-type="float" office:value="1">
            <text:p>1</text:p>
          </table:table-cell>
          <table:table-cell table:formula="of:=IF(LOWER([.T6])=&quot;c&quot;;[.S14]+1;[.S14])" office:value-type="float" office:value="1">
            <text:p>1</text:p>
          </table:table-cell>
          <table:table-cell table:formula="of:=IF(LOWER([.U6])=&quot;c&quot;;[.T14]+1;[.T14])" office:value-type="float" office:value="1">
            <text:p>1</text:p>
          </table:table-cell>
          <table:table-cell table:formula="of:=IF(LOWER([.V6])=&quot;c&quot;;[.U14]+1;[.U14])" office:value-type="float" office:value="1">
            <text:p>1</text:p>
          </table:table-cell>
          <table:table-cell table:formula="of:=IF(LOWER([.W6])=&quot;c&quot;;[.V14]+1;[.V14])" office:value-type="float" office:value="1">
            <text:p>1</text:p>
          </table:table-cell>
          <table:table-cell table:formula="of:=IF(LOWER([.X6])=&quot;c&quot;;[.W14]+1;[.W14])" office:value-type="float" office:value="1">
            <text:p>1</text:p>
          </table:table-cell>
          <table:table-cell table:formula="of:=IF(LOWER([.Y6])=&quot;c&quot;;[.X14]+1;[.X14])" office:value-type="float" office:value="1">
            <text:p>1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Westgate 7">
            <text:p>Westgate 7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Prince Albert 1">
            <text:p>Prince Albert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HLOOKUP([.AC17];TotalPoints;3)" office:value-type="float" office:value="4">
            <text:p>4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3">
            <text:p>Erindale 3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90">
            <text:p>90</text:p>
          </table:table-cell>
          <table:table-cell table:style-name="ce77" table:formula="of:=HLOOKUP([.AC18];TotalPoints;4)" office:value-type="float" office:value="11">
            <text:p>11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2">
            <text:p>2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-10">
            <text:p>-1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-10">
            <text:p>-1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50">
            <text:p>5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true">
            <text:p>TRU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Prince Albert 1">
            <text:p>Prince Albert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Dalton Skaar #">
            <text:p>Dalton Skaar #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e">
            <text:p>e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rooklyn Davis #">
            <text:p>Brooklyn Davis #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Milan Muriithi #">
            <text:p>Milan Muriithi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Nnamdi Ndubuka #">
            <text:p>Nnamdi Ndubuka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 office:value-type="string" office:string-value="e">
            <text:p>e</text:p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60">
            <text:p>6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50">
            <text:p>5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GAriel Lai #">
            <text:p>GAriel Lai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mb">
            <text:p>mb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hurchill Obamwonyi #">
            <text:p>Churchill Obamwonyi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 office:value-type="string" office:string-value="e">
            <text:p>e</text:p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atrina Bergen #">
            <text:p>Katrina Bergen #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c">
            <text:p>c</text:p>
          </table:table-cell>
          <table:table-cell table:style-name="ce78" table:formula="of:=IF([Quiz.H24]=0;&quot;&quot;;[Quiz.H24])" office:value-type="string" office:string-value="c">
            <text:p>c</text:p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Danette Maxwell #">
            <text:p>Danette Maxwell #</text:p>
          </table:table-cell>
          <table:table-cell table:style-name="ce77" table:formula="of:=[.S115]*20+[.Z115]+[.Z127]+[.Z137]" office:value-type="float" office:value="10">
            <text:p>10</text:p>
          </table:table-cell>
          <table:table-cell table:style-name="ce77" table:formula="of:=[.S127]" office:value-type="float" office:value="2">
            <text:p>2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 office:value-type="string" office:string-value="e">
            <text:p>e</text:p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c">
            <text:p>c</text:p>
          </table:table-cell>
          <table:table-cell table:style-name="ce78" table:formula="of:=IF([Quiz.O25]=0;&quot;&quot;;[Quiz.O25])" office:value-type="string" office:string-value="e">
            <text:p>e</text:p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Enoch Yang #">
            <text:p>Enoch Yang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10">
            <text:p>110</text:p>
          </table:table-cell>
          <table:table-cell table:style-name="ce78" table:formula="of:=IF([.P143]=0;&quot;&quot;;[.P144])" office:value-type="float" office:value="100">
            <text:p>100</text:p>
          </table:table-cell>
          <table:table-cell table:style-name="ce78" table:formula="of:=IF([.Q143]=0;&quot;&quot;;[.Q144])" office:value-type="float" office:value="90">
            <text:p>9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2">
            <text:p>2</text:p>
          </table:table-cell>
          <table:table-cell table:formula="of:=IF(LOWER([.J106])=&quot;c&quot;;[.I114]+1;[.I114])" office:value-type="float" office:value="3">
            <text:p>3</text:p>
          </table:table-cell>
          <table:table-cell table:formula="of:=IF(LOWER([.K106])=&quot;c&quot;;[.J114]+1;[.J114])" office:value-type="float" office:value="3">
            <text:p>3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10">
            <text:p>1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2">
            <text:p>2</text:p>
          </table:table-cell>
          <table:table-cell table:formula="of:=IF(LOWER([.Q107])=&quot;e&quot;;[.P127]+1;[.P127])" office:value-type="float" office:value="2">
            <text:p>2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3">
            <text:p>3</text:p>
          </table:table-cell>
          <table:table-cell table:formula="of:=SUM([.R124:.R128])" office:value-type="float" office:value="3">
            <text:p>3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-10">
            <text:p>-1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-10">
            <text:p>-1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00">
            <text:p>10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true">
            <text:p>TRU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7S</meta:editing-duration>
    <meta:editing-cycles>2</meta:editing-cycles>
    <meta:generator>OpenOffice/4.1.5$Win32 OpenOffice.org_project/415m1$Build-9789</meta:generator>
    <meta:initial-creator>cmd quizzing</meta:initial-creator>
    <dc:date>2018-11-09T21:28:46.25</dc:date>
    <dc:creator>cmd quizzing</dc:creator>
    <meta:document-statistic meta:table-count="5" meta:cell-count="4548" meta:object-count="0"/>
  </office:meta>
</office:document-meta>
</file>